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E8000007E0B2EAEE088D5B4452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9.997cm, 8.48cm, 17.263cm, 9.89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9.299cm" svg:height="11.664cm" svg:x="0.201cm" svg:y="0.2cm">
          <draw:image xlink:href="Pictures/10000000000005E8000007E0B2EAEE088D5B4452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1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16-02-18T09:47:32.733000000</meta:creation-date>
    <dc:date>2021-11-22T14:23:13.866595653</dc:date>
    <meta:editing-duration>PT2M50S</meta:editing-duration>
    <meta:editing-cycles>4</meta:editing-cycles>
    <meta:generator>LibreOffice/7.2.2.2$MacOSX_X86_64 LibreOffice_project/02b2acce88a210515b4a5bb2e46cbfb63fe97d56</meta:generator>
    <meta:document-statistic meta:object-count="1"/>
  </office:meta>
</office:document-meta>
</file>